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1d62" officeooo:paragraph-rsid="001d1d62"/>
    </style:style>
    <style:style style:name="P2" style:family="paragraph" style:parent-style-name="Table_20_Contents">
      <style:text-properties officeooo:rsid="00178697" officeooo:paragraph-rsid="00178697"/>
    </style:style>
    <style:style style:name="P3" style:family="paragraph" style:parent-style-name="Table_20_Contents">
      <style:text-properties officeooo:rsid="00178697" officeooo:paragraph-rsid="0019c9dc"/>
    </style:style>
    <style:style style:name="P4" style:family="paragraph" style:parent-style-name="Table_20_Contents">
      <style:text-properties officeooo:rsid="0017ceb9" officeooo:paragraph-rsid="0017ceb9"/>
    </style:style>
    <style:style style:name="P5" style:family="paragraph" style:parent-style-name="Table_20_Contents">
      <style:text-properties fo:font-size="11pt" officeooo:rsid="0017ceb9" officeooo:paragraph-rsid="0017ceb9" style:font-size-asian="11pt" style:font-size-complex="11pt"/>
    </style:style>
    <style:style style:name="P6" style:family="paragraph" style:parent-style-name="Table_20_Contents">
      <style:text-properties fo:font-size="11pt" officeooo:rsid="001cb33f" officeooo:paragraph-rsid="001cb33f" style:font-size-asian="11pt" style:font-size-complex="11pt"/>
    </style:style>
    <style:style style:name="P7" style:family="paragraph" style:parent-style-name="Table_20_Contents">
      <style:text-properties fo:font-size="11pt" officeooo:rsid="001e2508" officeooo:paragraph-rsid="001e2508" style:font-size-asian="11pt" style:font-size-complex="11pt"/>
    </style:style>
    <style:style style:name="P8" style:family="paragraph" style:parent-style-name="Table_20_Contents">
      <style:text-properties fo:font-size="11pt" officeooo:rsid="001e2508" officeooo:paragraph-rsid="001ee97b" style:font-size-asian="11pt" style:font-size-complex="11pt"/>
    </style:style>
    <style:style style:name="P9" style:family="paragraph" style:parent-style-name="Table_20_Contents">
      <style:text-properties fo:font-size="11pt" officeooo:rsid="001ee97b" officeooo:paragraph-rsid="001ee97b" style:font-size-asian="11pt" style:font-size-complex="11pt"/>
    </style:style>
    <style:style style:name="P10" style:family="paragraph" style:parent-style-name="Table_20_Contents">
      <style:text-properties fo:font-size="11pt" officeooo:rsid="00236172" style:font-size-asian="11pt" style:font-size-complex="11pt"/>
    </style:style>
    <style:style style:name="P11" style:family="paragraph" style:parent-style-name="Table_20_Contents">
      <style:text-properties fo:font-size="11pt" officeooo:rsid="00236172" officeooo:paragraph-rsid="00236172" style:font-size-asian="11pt" style:font-size-complex="11pt"/>
    </style:style>
    <style:style style:name="P12" style:family="paragraph" style:parent-style-name="Table_20_Contents">
      <style:text-properties officeooo:rsid="0019c9dc" officeooo:paragraph-rsid="0019c9dc"/>
    </style:style>
    <style:style style:name="P13" style:family="paragraph" style:parent-style-name="Table_20_Contents">
      <style:text-properties officeooo:rsid="0019c9dc" officeooo:paragraph-rsid="001cb33f"/>
    </style:style>
    <style:style style:name="P14" style:family="paragraph" style:parent-style-name="Table_20_Contents">
      <style:text-properties officeooo:rsid="001b74c9" officeooo:paragraph-rsid="001b74c9"/>
    </style:style>
    <style:style style:name="P15" style:family="paragraph" style:parent-style-name="Table_20_Contents">
      <style:text-properties officeooo:rsid="001d1d62" officeooo:paragraph-rsid="001d1d62"/>
    </style:style>
    <style:style style:name="P16" style:family="paragraph" style:parent-style-name="Table_20_Contents">
      <style:text-properties officeooo:paragraph-rsid="001d1d62"/>
    </style:style>
    <style:style style:name="P17" style:family="paragraph" style:parent-style-name="Table_20_Contents">
      <style:text-properties fo:font-size="10pt" officeooo:rsid="00236172" officeooo:paragraph-rsid="00236172" style:font-size-asian="10pt" style:font-size-complex="10pt"/>
    </style:style>
    <style:style style:name="P18" style:family="paragraph" style:parent-style-name="Table_20_Contents">
      <style:text-properties fo:font-weight="bold" officeooo:rsid="001d1d62" officeooo:paragraph-rsid="001d1d62" style:font-weight-asian="bold" style:font-weight-complex="bold"/>
    </style:style>
    <style:style style:name="P19" style:family="paragraph" style:parent-style-name="Table_20_Contents">
      <style:text-properties fo:font-weight="bold" officeooo:rsid="001d1d62" officeooo:paragraph-rsid="001ee97b" style:font-weight-asian="bold" style:font-weight-complex="bold"/>
    </style:style>
    <style:style style:name="P20" style:family="paragraph" style:parent-style-name="Table_20_Contents">
      <style:text-properties fo:font-weight="bold" officeooo:rsid="001ee97b" officeooo:paragraph-rsid="001ee97b" style:font-weight-asian="bold" style:font-weight-complex="bold"/>
    </style:style>
    <style:style style:name="P21" style:family="paragraph" style:parent-style-name="Table_20_Contents">
      <style:text-properties fo:font-weight="bold" officeooo:rsid="00236172" officeooo:paragraph-rsid="00236172" style:font-weight-asian="bold" style:font-weight-complex="bold"/>
    </style:style>
    <style:style style:name="P22" style:family="paragraph" style:parent-style-name="Table_20_Contents">
      <style:text-properties officeooo:rsid="001ee97b" officeooo:paragraph-rsid="001ee97b"/>
    </style:style>
    <style:style style:name="P23" style:family="paragraph" style:parent-style-name="Table_20_Contents">
      <style:text-properties officeooo:rsid="001ee97b" officeooo:paragraph-rsid="001eed3c"/>
    </style:style>
    <style:style style:name="P24" style:family="paragraph" style:parent-style-name="Table_20_Contents">
      <style:text-properties officeooo:rsid="001ee97b" officeooo:paragraph-rsid="00236172"/>
    </style:style>
    <style:style style:name="P25" style:family="paragraph" style:parent-style-name="Table_20_Contents">
      <style:text-properties fo:font-weight="normal" officeooo:rsid="001d1d62" officeooo:paragraph-rsid="001ee97b" style:font-weight-asian="normal" style:font-weight-complex="normal"/>
    </style:style>
    <style:style style:name="P26" style:family="paragraph" style:parent-style-name="Table_20_Contents">
      <style:text-properties officeooo:rsid="001eed3c" officeooo:paragraph-rsid="001eed3c"/>
    </style:style>
    <style:style style:name="P27" style:family="paragraph" style:parent-style-name="Table_20_Contents">
      <style:text-properties fo:color="#ff6600" officeooo:rsid="001b74c9" officeooo:paragraph-rsid="001eed3c"/>
    </style:style>
    <style:style style:name="P28" style:family="paragraph" style:parent-style-name="Table_20_Contents">
      <style:text-properties fo:color="#ff6600" officeooo:rsid="001ee97b" officeooo:paragraph-rsid="00236172"/>
    </style:style>
    <style:style style:name="P29" style:family="paragraph" style:parent-style-name="Table_20_Contents">
      <style:text-properties fo:font-size="10.5pt" officeooo:rsid="001eed3c" officeooo:paragraph-rsid="001eed3c" style:font-size-asian="10.5pt" style:font-size-complex="10.5pt"/>
    </style:style>
    <style:style style:name="P30" style:family="paragraph" style:parent-style-name="Table_20_Contents">
      <style:text-properties officeooo:rsid="0021d46e" officeooo:paragraph-rsid="0021d46e"/>
    </style:style>
    <style:style style:name="P31" style:family="paragraph" style:parent-style-name="Table_20_Contents">
      <style:text-properties officeooo:rsid="0021d46e" officeooo:paragraph-rsid="00236172"/>
    </style:style>
    <style:style style:name="P32" style:family="paragraph" style:parent-style-name="Table_20_Contents">
      <style:text-properties officeooo:rsid="00236172" officeooo:paragraph-rsid="00236172"/>
    </style:style>
    <style:style style:name="P33" style:family="paragraph" style:parent-style-name="Table_20_Contents">
      <style:text-properties officeooo:paragraph-rsid="00236172"/>
    </style:style>
    <style:style style:name="P34" style:family="paragraph" style:parent-style-name="Table_20_Contents">
      <style:text-properties officeooo:rsid="00237b3c" officeooo:paragraph-rsid="00237b3c"/>
    </style:style>
    <style:style style:name="P35" style:family="paragraph" style:parent-style-name="Preformatted_20_Text">
      <style:text-properties fo:color="#a9b7c6" style:font-name="Source Code Pro" fo:font-weight="bold" officeooo:rsid="001ee97b" officeooo:paragraph-rsid="001ee97b" style:font-weight-asian="bold" style:font-weight-complex="bold"/>
    </style:style>
    <style:style style:name="P36" style:family="paragraph" style:parent-style-name="Preformatted_20_Text">
      <style:text-properties fo:color="#6a8759" style:font-name="Source Code Pro" officeooo:rsid="0019c9dc" officeooo:paragraph-rsid="0019c9dc"/>
    </style:style>
    <style:style style:name="P37" style:family="paragraph" style:parent-style-name="Table_20_Contents">
      <style:text-properties fo:color="#6a8759" style:font-name="Source Code Pro" officeooo:rsid="00178697" officeooo:paragraph-rsid="0021d46e"/>
    </style:style>
    <style:style style:name="P38" style:family="paragraph" style:parent-style-name="Table_20_Contents">
      <style:text-properties fo:color="#6a8759" style:font-name="Source Code Pro" officeooo:rsid="0021d46e" officeooo:paragraph-rsid="0021d46e"/>
    </style:style>
    <style:style style:name="P39" style:family="paragraph" style:parent-style-name="Table_20_Contents">
      <style:text-properties fo:color="#6a8759" style:font-name="Source Code Pro" officeooo:rsid="0021d46e" officeooo:paragraph-rsid="00236172"/>
    </style:style>
    <style:style style:name="P40" style:family="paragraph" style:parent-style-name="Table_20_Contents">
      <style:text-properties fo:font-weight="normal" officeooo:rsid="00236172" officeooo:paragraph-rsid="00236172" style:font-weight-asian="normal" style:font-weight-complex="normal"/>
    </style:style>
    <style:style style:name="P41" style:family="paragraph" style:parent-style-name="Table_20_Contents">
      <style:text-properties officeooo:paragraph-rsid="0026b8a8"/>
    </style:style>
    <style:style style:name="P42" style:family="paragraph" style:parent-style-name="Table_20_Contents">
      <style:text-properties officeooo:rsid="0026b8a8" officeooo:paragraph-rsid="0026b8a8"/>
    </style:style>
    <style:style style:name="P43" style:family="paragraph" style:parent-style-name="Table_20_Contents">
      <style:text-properties fo:font-size="10pt" officeooo:rsid="002740cb" officeooo:paragraph-rsid="002740cb" style:font-size-asian="10pt" style:font-size-complex="10pt"/>
    </style:style>
    <style:style style:name="T1" style:family="text">
      <style:text-properties officeooo:rsid="00178697"/>
    </style:style>
    <style:style style:name="T2" style:family="text">
      <style:text-properties officeooo:rsid="0017ceb9"/>
    </style:style>
    <style:style style:name="T3" style:family="text">
      <style:text-properties fo:font-weight="bold" officeooo:rsid="001d1d62" style:font-weight-asian="bold" style:font-weight-complex="bold"/>
    </style:style>
    <style:style style:name="T4" style:family="text">
      <style:text-properties fo:font-weight="bold" officeooo:rsid="001ee97b" style:font-weight-asian="bold" style:font-weight-complex="bold"/>
    </style:style>
    <style:style style:name="T5" style:family="text">
      <style:text-properties officeooo:rsid="0019c9dc"/>
    </style:style>
    <style:style style:name="T6" style:family="text">
      <style:text-properties fo:color="#6a8759" style:font-name="Source Code Pro"/>
    </style:style>
    <style:style style:name="T7" style:family="text">
      <style:text-properties fo:color="#6a8759" style:font-name="Source Code Pro" officeooo:rsid="00178697"/>
    </style:style>
    <style:style style:name="T8" style:family="text">
      <style:text-properties fo:color="#6a8759" style:font-name="Source Code Pro" officeooo:rsid="00236172"/>
    </style:style>
    <style:style style:name="T9" style:family="text">
      <style:text-properties fo:color="#6a8759" style:font-name="Source Code Pro" officeooo:rsid="00237b3c"/>
    </style:style>
    <style:style style:name="T10" style:family="text">
      <style:text-properties fo:color="#6a8759" style:font-name="Source Code Pro" officeooo:rsid="0026b8a8"/>
    </style:style>
    <style:style style:name="T11" style:family="text">
      <style:text-properties officeooo:rsid="001d1d62"/>
    </style:style>
    <style:style style:name="T12" style:family="text">
      <style:text-properties officeooo:rsid="001ee97b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url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Paramètre(json)</text:p>
          </table:table-cell>
          <table:table-cell table:style-name="Tableau1.A1" office:value-type="string">
            <text:p text:style-name="P2">Résultat <text:span text:style-name="T2">success</text:span></text:p>
          </table:table-cell>
          <table:table-cell table:style-name="Tableau1.E1" office:value-type="string">
            <text:p text:style-name="P4">Resultat echec</text:p>
          </table:table-cell>
        </table:table-row>
        <table:table-row>
          <table:table-cell table:style-name="Tableau1.A2" office:value-type="string">
            <text:p text:style-name="P4">Get :</text:p>
            <text:p text:style-name="P2"><text:bookmark-start text:name="__DdeLink__1_1447620751"/>http://ipadress:port</text:p>
            <text:p text:style-name="P2">/<text:bookmark-end text:name="__DdeLink__1_1447620751"/>login</text:p>
            <text:p text:style-name="P14">port par défaut 8000</text:p>
          </table:table-cell>
          <table:table-cell table:style-name="Tableau1.A2" office:value-type="string">
            <text:p text:style-name="P2">Se connecter à la smart home</text:p>
          </table:table-cell>
          <table:table-cell table:style-name="Tableau1.A2" office:value-type="string">
            <text:p text:style-name="P4">username=toto</text:p>
            <text:p text:style-name="P4">password=toto</text:p>
            <text:p text:style-name="P4">lampadaieID</text:p>
          </table:table-cell>
          <table:table-cell table:style-name="Tableau1.A2" office:value-type="string">
            <text:p text:style-name="P5"><text:bookmark-start text:name="__DdeLink__3_1447620751"/>Success <text:span text:style-name="T5">en json</text:span></text:p>
            <text:p text:style-name="P5">{</text:p>
            <text:p text:style-name="P5"><text:s text:c="2"/>"_id": "58d100d65e0bf10f9099c8a0",</text:p>
            <text:p text:style-name="P5"><text:s text:c="2"/>"firstName": "Michel",</text:p>
            <text:p text:style-name="P5"><text:s text:c="2"/>"mail": "michel@gmail.com",</text:p>
            <text:p text:style-name="P5"><text:s text:c="2"/>"username": "michel1991",</text:p>
            <text:p text:style-name="P5"><text:s text:c="2"/>"password": "michel1991",</text:p>
            <text:p text:style-name="P5"><text:s text:c="2"/>"__v": 0,</text:p>
            <text:p text:style-name="P5"><text:s text:c="2"/>"isConnect": true,</text:p>
            <text:p text:style-name="P5"><text:s text:c="2"/>"logs": [],</text:p>
            <text:p text:style-name="P5"><text:s text:c="2"/>"resultat": true</text:p>
            <text:p text:style-name="P5">}<text:bookmark-end text:name="__DdeLink__3_1447620751"/></text:p>
            <text:p text:style-name="P5"/>
          </table:table-cell>
          <table:table-cell table:style-name="Tableau1.E2" office:value-type="string">
            <text:p text:style-name="P12">Echec en json</text:p>
            <text:p text:style-name="P4">{</text:p>
            <text:p text:style-name="P4"><text:s text:c="8"/>resultat:false</text:p>
            <text:p text:style-name="P4"><text:s/>}</text:p>
          </table:table-cell>
        </table:table-row>
        <table:table-row>
          <table:table-cell table:style-name="Tableau1.A2" office:value-type="string">
            <text:p text:style-name="P12">Post :</text:p>
            <text:p text:style-name="P3"><text:bookmark-start text:name="__DdeLink__5_1447620751"/>http://ipadress:port<text:bookmark-end text:name="__DdeLink__5_1447620751"/></text:p>
            <text:p text:style-name="P36"><text:span text:style-name="T1">/</text:span>createUser</text:p>
            <text:p text:style-name="P12"/>
          </table:table-cell>
          <table:table-cell table:style-name="Tableau1.A2" office:value-type="string">
            <text:p text:style-name="P12">Création d’un utilisateur</text:p>
          </table:table-cell>
          <table:table-cell table:style-name="Tableau1.A2" office:value-type="string">
            <text:p text:style-name="P12">firstName = toto</text:p>
            <text:p text:style-name="P12"><text:s/>mail=  <text:s/>value username=value</text:p>
            <text:p text:style-name="P12"><text:s/>password=value</text:p>
          </table:table-cell>
          <table:table-cell table:style-name="Tableau1.A2" office:value-type="string">
            <text:p text:style-name="P12">Voir succèss login</text:p>
          </table:table-cell>
          <table:table-cell table:style-name="Tableau1.E2" office:value-type="string">
            <text:p text:style-name="P12">Voir Echec login</text:p>
          </table:table-cell>
        </table:table-row>
        <table:table-row>
          <table:table-cell table:style-name="Tableau1.A2" office:value-type="string">
            <text:p text:style-name="P12">Post :</text:p>
            <text:p text:style-name="P36"><text:bookmark-start text:name="__DdeLink__7_1447620751"/><text:span text:style-name="T1">http://ipadress:port/</text:span><text:bookmark-end text:name="__DdeLink__7_1447620751"/>createLampadaire</text:p>
            <text:p text:style-name="P12"/>
            <text:p text:style-name="P14">port par défaut 8000</text:p>
          </table:table-cell>
          <table:table-cell table:style-name="Tableau1.A2" office:value-type="string">
            <text:p text:style-name="P12">Création du lampandaire pour stocker l’id du lampandaire</text:p>
          </table:table-cell>
          <table:table-cell table:style-name="Tableau1.A2" office:value-type="string">
            <text:p text:style-name="P12">idLamp=value</text:p>
          </table:table-cell>
          <table:table-cell table:style-name="Tableau1.A2" office:value-type="string">
            <text:p text:style-name="P12">{</text:p>
            <text:p text:style-name="P12"><text:s text:c="2"/>"__v": 0,</text:p>
            <text:p text:style-name="P12"><text:s text:c="2"/>"serialID": "hnb1255663",</text:p>
            <text:p text:style-name="P12"><text:s text:c="2"/>"_id": "58d2bfea4dba5611ff6dd2d3",</text:p>
            <text:p text:style-name="P12"><text:s text:c="2"/>"resultat": true</text:p>
            <text:p text:style-name="P12">}</text:p>
          </table:table-cell>
          <table:table-cell table:style-name="Tableau1.E2" office:value-type="string">
            <text:p text:style-name="P12"><text:bookmark-start text:name="__DdeLink__9_1447620751"/>Voir Echec login<text:bookmark-end text:name="__DdeLink__9_1447620751"/></text:p>
          </table:table-cell>
        </table:table-row>
        <table:table-row>
          <table:table-cell table:style-name="Tableau1.A2" office:value-type="string">
            <text:p text:style-name="P14"><text:span text:style-name="T7">P</text:span><text:span text:style-name="T6">ost :</text:span></text:p>
            <text:p text:style-name="P14"><text:bookmark-start text:name="__DdeLink__22_1447620751"/><text:bookmark-start text:name="__DdeLink__11_1447620751"/><text:span text:style-name="T7">http://ipadress:port/</text:span><text:bookmark-end text:name="__DdeLink__22_1447620751"/><text:bookmark-end text:name="__DdeLink__11_1447620751"/>createDevice</text:p>
            <text:p text:style-name="P14"/>
            <text:p text:style-name="P27">port par défaut 8000</text:p>
          </table:table-cell>
          <table:table-cell table:style-name="Tableau1.A2" office:value-type="string">
            <text:p text:style-name="P14">Création d’un device la prise ou le device de yahoo </text:p>
          </table:table-cell>
          <table:table-cell table:style-name="Tableau1.A2" office:value-type="string">
            <text:p text:style-name="P14">serialNumber=value nameDevice=value itemBindingOpenHab=value</text:p>
            <text:p text:style-name="P14">typeDevice={temp ou pse}</text:p>
            <text:p text:style-name="P14">temp=température et pse=prise</text:p>
          </table:table-cell>
          <table:table-cell table:style-name="Tableau1.A2" office:value-type="string">
            <text:p text:style-name="P6">{</text:p>
            <text:p text:style-name="P6"><text:s text:c="2"/>"__v": 0,</text:p>
            <text:p text:style-name="P6"><text:s text:c="2"/>"serialNumber": "4581mloppppp",</text:p>
            <text:p text:style-name="P6"><text:s text:c="2"/>"nameDevice": "deviceMichel",</text:p>
            <text:p text:style-name="P6"><text:s text:c="2"/>"itemBindingOpenHab": "152lmpfk",</text:p>
            <text:p text:style-name="P6"><text:s text:c="2"/>"typeDevice": "pse",</text:p>
            <text:p text:style-name="P6"><text:s text:c="2"/>"_id": "58d2c1994dba5611ff6dd2d4",</text:p>
            <text:p text:style-name="P6"><text:s text:c="2"/>"resultat": true</text:p>
            <text:p text:style-name="P6">}</text:p>
          </table:table-cell>
          <table:table-cell table:style-name="Tableau1.E2" office:value-type="string">
            <text:p text:style-name="P13">Voir Echec login</text:p>
          </table:table-cell>
        </table:table-row>
        <table:table-row>
          <table:table-cell table:style-name="Tableau1.A2" office:value-type="string">
            <text:p text:style-name="P15"><text:span text:style-name="T7">P</text:span><text:span text:style-name="T6">ost :</text:span></text:p>
            <text:p text:style-name="P15"><text:span text:style-name="T7">http://ipadress:port/</text:span>createPreference</text:p>
            <text:p text:style-name="P15"/>
            <text:p text:style-name="P15"/>
          </table:table-cell>
          <table:table-cell table:style-name="Tableau1.A2" office:value-type="string">
            <text:p text:style-name="Table_20_Contents">C<text:span text:style-name="T11">réation d’une préference soit pour sauvegarder la température , soit pour sauvegarder l’état de la prise off ou on </text:span></text:p>
          </table:table-cell>
          <table:table-cell table:style-name="Tableau1.A2" office:value-type="string">
            <text:p text:style-name="P18"><text:bookmark-start text:name="__DdeLink__13_1447620751"/>Paramètre pour sauvegarder la température :<text:bookmark-end text:name="__DdeLink__13_1447620751"/></text:p>
            <text:p text:style-name="P18"/>
            <text:p text:style-name="P20">Commun à toutes les sauvegarde des préférences</text:p>
            <text:p text:style-name="P1">namePreference=value </text:p>
            <text:p text:style-name="P1">idUtil=identifiant utilisateur id venant de la bd mongo</text:p>
            <text:p text:style-name="P15">idDevice= identifiant du device provenant de la bd mongo c’est-à-dire objectId Mongo</text:p>
            <text:p text:style-name="P15"/>
            <text:p text:style-name="P20"><text:bookmark-start text:name="__DdeLink__16_1447620751"/>parametres spécifique<text:bookmark-end text:name="__DdeLink__16_1447620751"/></text:p>
            <text:p text:style-name="P15">tempMin=température maximale tempMax=température minimale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9">Paramètre pour sauvegarder l<text:span text:style-name="T12">e device prise=</text:span></text:p>
            <text:p text:style-name="P19"/>
            <text:p text:style-name="P20">Commun à toutes les sauvegarde des préférences</text:p>
            <text:p text:style-name="P20"><text:s text:c="5"/>+</text:p>
            <text:p text:style-name="P20">parametres spécifique</text:p>
            <text:p text:style-name="P20"/>
            <text:p text:style-name="P20">parametres spécifique=</text:p>
            <text:p text:style-name="P20"/>
            <text:p text:style-name="P35">stateWish=value état que l’on souhaite que le device soit</text:p>
            <text:p text:style-name="P20"/>
            <text:p text:style-name="P19"><text:soft-page-break/></text:p>
            <text:p text:style-name="P19"/>
            <text:p text:style-name="P19"/>
            <text:p text:style-name="P25"/>
          </table:table-cell>
          <table:table-cell table:style-name="Tableau1.A2" office:value-type="string">
            <text:p text:style-name="P16"><text:span text:style-name="T11"><text:s/></text:span><text:span text:style-name="T3">Succès device Température</text:span></text:p>
            <text:p text:style-name="P7">{</text:p>
            <text:p text:style-name="P7"><text:s text:c="2"/>"__v": 0,</text:p>
            <text:p text:style-name="P7"><text:s text:c="2"/>"namePreference": "another 596 <text:s/>michel ll troisieme config",</text:p>
            <text:p text:style-name="P7"><text:s text:c="2"/>"idUtil": "58d100d65e0bf10f9099c8a0",</text:p>
            <text:p text:style-name="P7"><text:s text:c="2"/>"dateCreated": "2017-03-22T18:45:29.205Z",</text:p>
            <text:p text:style-name="P7"><text:s text:c="2"/>"_id": "58d2c64941c3ef1478a99886",</text:p>
            <text:p text:style-name="P7"><text:s text:c="2"/>"deviceReceiveEvent": [],</text:p>
            <text:p text:style-name="P7"><text:s text:c="2"/>"deviceInitEvent": {</text:p>
            <text:p text:style-name="P7"><text:s text:c="4"/>"idDevice": "58d1267de7df301ef6adc067",</text:p>
            <text:p text:style-name="P7"><text:s text:c="4"/>"properties": {</text:p>
            <text:p text:style-name="P7"><text:s text:c="6"/>"tempMax": 14,</text:p>
            <text:p text:style-name="P7"><text:s text:c="6"/>"tempMin": 10</text:p>
            <text:p text:style-name="P7"><text:s text:c="4"/>}</text:p>
            <text:p text:style-name="P7"><text:s text:c="2"/>},</text:p>
            <text:p text:style-name="P7"><text:s text:c="2"/>"resultat": true</text:p>
            <text:p text:style-name="P7">}</text:p>
            <text:p text:style-name="P7"/>
            <text:p text:style-name="P7"/>
            <text:p text:style-name="P7"/>
            <text:p text:style-name="P7"/>
            <text:p text:style-name="P7"/>
            <text:p text:style-name="P8"><text:span text:style-name="T3">Succès device </text:span><text:span text:style-name="T4">Prise</text:span></text:p>
            <text:p text:style-name="P9">{</text:p>
            <text:p text:style-name="P9"><text:s text:c="2"/>"__v": 0,</text:p>
            <text:p text:style-name="P9"><text:s text:c="2"/>"namePreference": "prise",</text:p>
            <text:p text:style-name="P9"><text:s text:c="2"/>"idUtil": "58d100d65e0bf10f9099c8a0",</text:p>
            <text:p text:style-name="P9"><text:s text:c="2"/>"dateCreated": "2017-03-22T18:52:07.597Z",</text:p>
            <text:p text:style-name="P9"><text:s text:c="2"/>"_id": "58d2c7d741c3ef1478a99887",</text:p>
            <text:p text:style-name="P9"><text:s text:c="2"/>"deviceReceiveEvent": [],</text:p>
            <text:p text:style-name="P9"><text:s text:c="2"/>"deviceInitEvent": {</text:p>
            <text:p text:style-name="P9"><text:soft-page-break/><text:s text:c="4"/>"idDevice": "58d2c1994dba5611ff6dd2d4",</text:p>
            <text:p text:style-name="P9"><text:s text:c="4"/>"properties": {</text:p>
            <text:p text:style-name="P9"><text:s text:c="6"/>"stateWish": "Off"</text:p>
            <text:p text:style-name="P9"><text:s text:c="4"/>}</text:p>
            <text:p text:style-name="P9"><text:s text:c="2"/>},</text:p>
            <text:p text:style-name="P9"><text:s text:c="2"/>"resultat": true</text:p>
            <text:p text:style-name="P9">}</text:p>
          </table:table-cell>
          <table:table-cell table:style-name="Tableau1.E2" office:value-type="string">
            <text:p text:style-name="P22"><text:bookmark-start text:name="__DdeLink__19_1447620751"/>Echec sauvegarde température voir login<text:bookmark-end text:name="__DdeLink__19_1447620751"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Echec sauvegarde température <text:bookmark-start text:name="__DdeLink__24_1447620751"/>voir login<text:bookmark-end text:name="__DdeLink__24_1447620751"/></text:p>
          </table:table-cell>
        </table:table-row>
        <table:table-row>
          <table:table-cell table:style-name="Tableau1.A2" office:value-type="string">
            <text:p text:style-name="P30"><text:span text:style-name="T7">M</text:span><text:span text:style-name="T6">éthode GET</text:span></text:p>
            <text:p text:style-name="P26"><text:bookmark-start text:name="__DdeLink__26_1447620751"/><text:span text:style-name="T7">http://ipadress:port/</text:span>PreferencesUser<text:bookmark-end text:name="__DdeLink__26_1447620751"/></text:p>
          </table:table-cell>
          <table:table-cell table:style-name="Tableau1.A2" office:value-type="string">
            <text:p text:style-name="P26">Obtenir les préférences d’un utilisateur </text:p>
          </table:table-cell>
          <table:table-cell table:style-name="Tableau1.A2" office:value-type="string">
            <text:p text:style-name="P26">IdUtil= identifiant utilisateur de mongo sorte de clé primaire</text:p>
          </table:table-cell>
          <table:table-cell table:style-name="Tableau1.A2" office:value-type="string">
            <text:p text:style-name="P29">[</text:p>
            <text:p text:style-name="P29"><text:s text:c="2"/>{</text:p>
            <text:p text:style-name="P29"><text:s text:c="4"/>"namePreference": "another 596 <text:s/>michel ll troisieme config",</text:p>
            <text:p text:style-name="P29"><text:s text:c="4"/>"idPreference": "58d2c64941c3ef1478a99886",</text:p>
            <text:p text:style-name="P29"><text:s text:c="4"/>"idDevice": "58d1267de7df301ef6adc067",</text:p>
            <text:p text:style-name="P29"><text:s text:c="4"/>"nameDevice": "15526987422",</text:p>
            <text:p text:style-name="P29"><text:s text:c="4"/>"serialNumber": "1455221444",</text:p>
            <text:p text:style-name="P29"><text:s text:c="4"/>"typeDevice": "temp",</text:p>
            <text:p text:style-name="P29"><text:s text:c="4"/>"properties": {</text:p>
            <text:p text:style-name="P29"><text:s text:c="6"/>"tempMax": 14,</text:p>
            <text:p text:style-name="P29"><text:s text:c="6"/>"tempMin": 10</text:p>
            <text:p text:style-name="P29"><text:s text:c="4"/>}</text:p>
            <text:p text:style-name="P29"><text:s text:c="2"/>},</text:p>
            <text:p text:style-name="P29"><text:s text:c="2"/>{</text:p>
            <text:p text:style-name="P29"><text:s text:c="4"/>"namePreference": "prise",</text:p>
            <text:p text:style-name="P29"><text:s text:c="4"/>"idPreference": "58d2c7d741c3ef1478a99887",</text:p>
            <text:p text:style-name="P29"><text:s text:c="4"/>"idDevice": "58d2c1994dba5611ff6dd2d4",</text:p>
            <text:p text:style-name="P29"><text:s text:c="4"/>"nameDevice": "deviceMichel",</text:p>
            <text:p text:style-name="P29"><text:s text:c="4"/>"serialNumber": "4581mloppppp",</text:p>
            <text:p text:style-name="P29"><text:s text:c="4"/>"typeDevice": "pse",</text:p>
            <text:p text:style-name="P29"><text:s text:c="4"/>"properties": {</text:p>
            <text:p text:style-name="P29"><text:s text:c="6"/>"stateWish": "Off"</text:p>
            <text:p text:style-name="P29"><text:s text:c="4"/>}</text:p>
            <text:p text:style-name="P29"><text:s text:c="2"/>}</text:p>
            <text:p text:style-name="P29">]</text:p>
          </table:table-cell>
          <table:table-cell table:style-name="Tableau1.E2" office:value-type="string">
            <text:p text:style-name="P23">voir login</text:p>
          </table:table-cell>
        </table:table-row>
        <table:table-row>
          <table:table-cell table:style-name="Tableau1.A2" office:value-type="string">
            <text:p text:style-name="P37"/>
            <text:p text:style-name="P37"/>
            <text:p text:style-name="P37"/>
            <text:p text:style-name="P30"><text:bookmark-start text:name="__DdeLink__31_1447620751"/><text:span text:style-name="T7">M</text:span><text:span text:style-name="T6">éthode PUT </text:span></text:p>
            <text:p text:style-name="P38"><text:soft-page-break/></text:p>
            <text:p text:style-name="P37">http://ipadress:port/updatePreference<text:bookmark-end text:name="__DdeLink__31_1447620751"/></text:p>
            <text:p text:style-name="P37"/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32"><text:soft-page-break/>Modifier une préférence</text:p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P21">Paramètre pour <text:soft-page-break/>modifier la température</text:p>
            <text:p text:style-name="P32">tempMin=value température Minimale</text:p>
            <text:p text:style-name="P32">tempMax=value température Maximal</text:p>
            <text:p text:style-name="P32">idPreference=id préférence mongo</text:p>
            <text:p text:style-name="P32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Paramètre pour modifier l’état de la prise</text:p>
            <text:p text:style-name="P21">s<text:span text:style-name="T13">tateWish=état souhaité pour la prise</text:span></text:p>
            <text:p text:style-name="P40">idPreference= id mongo de la préférence</text:p>
            <text:p text:style-name="P32"/>
            <text:p text:style-name="P32"/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P17">{</text:p>
            <text:p text:style-name="P17"><text:s text:c="2"/>"_id": <text:soft-page-break/>"58d4495408481643034e53d5",</text:p>
            <text:p text:style-name="P17"><text:s text:c="2"/>"namePreference": "another 596 <text:s/>michel ll troisieme config",</text:p>
            <text:p text:style-name="P17"><text:s text:c="2"/>"idUtil": "58d100d65e0bf10f9099c8a0",</text:p>
            <text:p text:style-name="P17"><text:s text:c="2"/>"dateCreated": "2017-03-23T22:16:52.666Z",</text:p>
            <text:p text:style-name="P17"><text:s text:c="2"/>"__v": 0,</text:p>
            <text:p text:style-name="P17"><text:s text:c="2"/>"deviceReceiveEvent": [],</text:p>
            <text:p text:style-name="P17"><text:s text:c="2"/>"deviceInitEvent": {</text:p>
            <text:p text:style-name="P17"><text:s text:c="4"/>"idDevice": "58d1267de7df301ef6adc067",</text:p>
            <text:p text:style-name="P17"><text:s text:c="4"/>"properties": {</text:p>
            <text:p text:style-name="P17"><text:s text:c="6"/>"tempMin": 19,</text:p>
            <text:p text:style-name="P17"><text:s text:c="6"/>"tempMax": 25</text:p>
            <text:p text:style-name="P17"><text:s text:c="4"/>}</text:p>
            <text:p text:style-name="P17"><text:s text:c="2"/>},</text:p>
            <text:p text:style-name="P17"><text:s text:c="2"/>"resultat": true</text:p>
            <text:p text:style-name="P17">}</text:p>
            <text:p text:style-name="Table_20_Contents"/>
            <text:p text:style-name="P10"/>
            <text:p text:style-name="P11"/>
            <text:p text:style-name="P17">{</text:p>
            <text:p text:style-name="P17"><text:s text:c="2"/>"_id": "58d45563fb8b0447db3311bf",</text:p>
            <text:p text:style-name="P17"><text:s text:c="2"/>"namePreference": "prise",</text:p>
            <text:p text:style-name="P17"><text:s text:c="2"/>"idUtil": "58d100d65e0bf10f9099c8a0",</text:p>
            <text:p text:style-name="P17"><text:s text:c="2"/>"dateCreated": "2017-03-23T23:08:19.038Z",</text:p>
            <text:p text:style-name="P17"><text:s text:c="2"/>"__v": 0,</text:p>
            <text:p text:style-name="P17"><text:s text:c="2"/>"deviceReceiveEvent": [],</text:p>
            <text:p text:style-name="P17"><text:s text:c="2"/>"deviceInitEvent": {</text:p>
            <text:p text:style-name="P17"><text:s text:c="4"/>"idDevice": "58d2c1994dba5611ff6dd2d4",</text:p>
            <text:p text:style-name="P17"><text:s text:c="4"/>"properties": {</text:p>
            <text:p text:style-name="P17"><text:s text:c="6"/>"stateWish": "ON"</text:p>
            <text:p text:style-name="P17"><text:s text:c="4"/>}</text:p>
            <text:p text:style-name="P17"><text:s text:c="2"/>},</text:p>
            <text:p text:style-name="P17"><text:s text:c="2"/>"resultat": true</text:p>
            <text:p text:style-name="P17">}</text:p>
          </table:table-cell>
          <table:table-cell table:style-name="Tableau1.E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28"><text:soft-page-break/>voir login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8"/>
            <text:p text:style-name="P28">voir login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1"><text:soft-page-break/><text:span text:style-name="T7">M</text:span><text:span text:style-name="T6">éthode </text:span><text:span text:style-name="T8">DELETE</text:span><text:span text:style-name="T6"> </text:span></text:p>
            <text:p text:style-name="P39"/>
            <text:p text:style-name="P33"><text:bookmark-start text:name="__DdeLink__879_1723477939"/><text:span text:style-name="T7">http://ipadress:port/</text:span><text:span text:style-name="T9">deletePref</text:span><text:bookmark-end text:name="__DdeLink__879_1723477939"/></text:p>
            <text:p text:style-name="Table_20_Contents"/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4"><text:soft-page-break/>Supprimer une préférence</text:p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34">id_pref=id mongo <text:soft-page-break/>de la préférence</text:p>
          </table:table-cell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4"><text:soft-page-break/>{</text:p>
            <text:p text:style-name="P34"><text:s text:c="2"/>"resultat": true</text:p>
            <text:p text:style-name="P34">}</text:p>
          </table:table-cell>
          <table:table-cell table:style-name="Tableau1.E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4"><text:soft-page-break/>Voir login</text:p>
          </table:table-cell>
        </table:table-row>
        <table:table-row>
          <table:table-cell table:style-name="Tableau1.A2" office:value-type="string">
            <text:p text:style-name="P42"><text:bookmark-start text:name="__DdeLink__881_1723477939"/><text:span text:style-name="T7">G</text:span><text:span text:style-name="T6">ET</text:span></text:p>
            <text:p text:style-name="P41"><text:span text:style-name="T7">http://ipadress:port/</text:span><text:span text:style-name="T10">SimpleConnexion</text:span><text:bookmark-end text:name="__DdeLink__881_1723477939"/></text:p>
            <text:p text:style-name="P41"><text:span text:style-name="T10"/></text:p>
          </table:table-cell>
          <table:table-cell table:style-name="Tableau1.A2" office:value-type="string">
            <text:p text:style-name="P42">Se conecter de manière simple comme harris le voulait</text:p>
          </table:table-cell>
          <table:table-cell table:style-name="Tableau1.A2" office:value-type="string">
            <text:p text:style-name="P42">username= value</text:p>
            <text:p text:style-name="P42">password=value</text:p>
          </table:table-cell>
          <table:table-cell table:style-name="Tableau1.A2" office:value-type="string">
            <text:p text:style-name="P43">{</text:p>
            <text:p text:style-name="P43"><text:s text:c="2"/>"_id": "58d100d65e0bf10f9099c8a0",</text:p>
            <text:p text:style-name="P43"><text:s text:c="2"/>"firstName": "Michel",</text:p>
            <text:p text:style-name="P43"><text:s text:c="2"/>"mail": "michel@gmail.com",</text:p>
            <text:p text:style-name="P43"><text:s text:c="2"/>"username": "michel1991",</text:p>
            <text:p text:style-name="P43"><text:s text:c="2"/>"password": "michel1991",</text:p>
            <text:p text:style-name="P43"><text:s text:c="2"/>"__v": 0,</text:p>
            <text:p text:style-name="P43"><text:s text:c="2"/>"isConnect": true,</text:p>
            <text:p text:style-name="P43"><text:s text:c="2"/>"logs": [],</text:p>
            <text:p text:style-name="P43"><text:s text:c="2"/>"resultat": true</text:p>
            <text:p text:style-name="P43">}</text:p>
          </table:table-cell>
          <table:table-cell table:style-name="Tableau1.E2" office:value-type="string">
            <text:p text:style-name="P42"><text:bookmark-start text:name="__DdeLink__883_1723477939"/>Voir login<text:bookmark-end text:name="__DdeLink__883_1723477939"/></text:p>
          </table:table-cell>
        </table:table-row>
        <table:table-row>
          <table:table-cell table:style-name="Tableau1.A2" office:value-type="string">
            <text:p text:style-name="P42"><text:span text:style-name="T7">G</text:span><text:span text:style-name="T6">ET</text:span></text:p>
            <text:p text:style-name="P42"><text:span text:style-name="T7">http://ipadress:port/</text:span><text:span text:style-name="T6">lifiConnexion</text:span></text:p>
          </table:table-cell>
          <table:table-cell table:style-name="Tableau1.A2" office:value-type="string">
            <text:p text:style-name="P42">Se conecter de manière simple comme harris le voulait imei et id lampandaire</text:p>
          </table:table-cell>
          <table:table-cell table:style-name="Tableau1.A2" office:value-type="string">
            <text:p text:style-name="P42">imei=iemi du téléphone</text:p>
            <text:p text:style-name="P42">idLamp=identifiant du lampandaire</text:p>
          </table:table-cell>
          <table:table-cell table:style-name="Tableau1.A2" office:value-type="string">
            <text:p text:style-name="P43">{</text:p>
            <text:p text:style-name="P43"><text:s text:c="2"/>"_id": "58d100d65e0bf10f9099c8a0",</text:p>
            <text:p text:style-name="P43"><text:s text:c="2"/>"firstName": "Michel",</text:p>
            <text:p text:style-name="P43"><text:s text:c="2"/>"mail": "michel@gmail.com",</text:p>
            <text:p text:style-name="P43"><text:s text:c="2"/>"username": "michel1991",</text:p>
            <text:p text:style-name="P43"><text:s text:c="2"/>"password": "michel1991",</text:p>
            <text:p text:style-name="P43"><text:s text:c="2"/>"__v": 0,</text:p>
            <text:p text:style-name="P43"><text:s text:c="2"/>"isConnect": true,</text:p>
            <text:p text:style-name="P43"><text:s text:c="2"/>"logs": [],</text:p>
            <text:p text:style-name="P43"><text:s text:c="2"/>"resultat": true</text:p>
            <text:p text:style-name="P43">}</text:p>
          </table:table-cell>
          <table:table-cell table:style-name="Tableau1.E2" office:value-type="string">
            <text:p text:style-name="P42">Voir login</text:p>
          </table:table-cell>
        </table:table-row>
        <table:table-row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4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8:51:29.081861176</meta:creation-date>
    <dc:date>2017-03-24T19:22:14.031453293</dc:date>
    <meta:editing-duration>PT52M10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5" meta:paragraph-count="233" meta:word-count="574" meta:character-count="5394" meta:non-whitespace-character-count="4701"/>
  </office:meta>
</office:document-meta>
</file>